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5"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5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2" office:value-type="string" table:number-columns-spanned="2" table:number-rows-spanned="1">
            <text:p>Perfil de Usuário: DIGITADOR</text:p>
          </table:table-cell>
          <table:covered-table-cell table:style-name="ce6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table:style-name="ce8" office:value-type="string">
            <text:p>002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Testar tela de Registros no perfil Digitador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deverá fazer parte do perfil Digitador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Na tela de registros o usuário Digitador clica na opção Digitad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os formulários cadastrados</text:p>
          </table:table-cell>
        </table:table-row>
        <table:table-row table:style-name="ro2">
          <table:table-cell table:style-name="ce3" office:value-type="string">
            <text:p>Exceções</text:p>
          </table:table-cell>
          <table:table-cell table:style-name="ce8" office:value-type="string">
            <text:p>1. O usuário Digitador tenta acessar a área onde não possui autorização, é exibida uma mensagem informando que ele não tem permissão de acesso àquela área do sistema.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table:style-name="ce8" office:value-type="string">
            <text:p>003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um formulário para incuir uma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Clicar no nome do formulário desejado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ao formulário de inclusão de digitação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table:style-name="ce8" office:value-type="string">
            <text:p>004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Incluir digitação</text:p>
          </table:table-cell>
        </table:table-row>
        <table:table-row table:style-name="ro1">
          <table:table-cell table:style-name="ce4" office:value-type="string">
            <text:p>Pré-condição</text:p>
          </table:table-cell>
          <table:table-cell office:value-type="string">
            <text:p>O usuário deverá ter selecionado um formulário na listagem de formulários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Preencher os campos com os devidos valores no formulário.</text:p>
          </table:table-cell>
        </table:table-row>
        <table:table-row table:style-name="ro1">
          <table:table-cell/>
          <table:table-cell office:value-type="string">
            <text:p>2. Clicar no botão Enviar Dados.</text:p>
          </table:table-cell>
        </table:table-row>
        <table:table-row table:style-name="ro2">
          <table:table-cell table:style-name="ce4" office:value-type="string">
            <text:p>Resultado Esperado</text:p>
          </table:table-cell>
          <table:table-cell office:value-type="string">
            <text:p>O sistema inclui a digitação preenchida para o formulário selecionado, retorna à litagem de formulários e exibe a mensagem de sucesso.</text:p>
          </table:table-cell>
        </table:table-row>
        <table:table-row table:style-name="ro2">
          <table:table-cell table:style-name="ce1" office:value-type="string" table:number-columns-spanned="1" table:number-rows-spanned="3">
            <text:p>Exceções</text:p>
          </table:table-cell>
          <table:table-cell office:value-type="string">
            <text:p>1. Campos obrigatórios não preenchidos, o sistema não submete o formulário e exibe uma mensagem sob o campo de preenchimento obrigatório informando que é necessário preenchê-lo.</text:p>
          </table:table-cell>
        </table:table-row>
        <table:table-row table:style-name="ro2">
          <table:covered-table-cell table:style-name="ce3"/>
          <table:table-cell table:style-name="ce9" office:value-type="string">
            <text:p>2. Dados preenchidos inválidos, é exibida uma mensagem informando sobre a invalidade dos dados sob o campo preenchido de forma incorreta. O sistema não submete o formulário.</text:p>
          </table:table-cell>
        </table:table-row>
        <table:table-row table:style-name="ro2">
          <table:covered-table-cell table:style-name="ce3"/>
          <table:table-cell table:style-name="ce9" office:value-type="string">
            <text:p>3. Documento Fechado. Caso o documento para o qual se deseja incluir uma digitação esteja com status Fechado, não será possível incluir uma digitação para ele, será exibida uma mensagem informando sobre isto.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</table:table>
      <table:table table:name="Planilha2" table:style-name="ta2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11:4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3-25T11:40:53</dc:date>
    <meta:editing-cycles>81</meta:editing-cycles>
    <meta:editing-duration>PT05H22M02S</meta:editing-duration>
    <meta:generator>OpenOffice.org/3.1$Linux OpenOffice.org_project/310m19$Build-9420</meta:generator>
    <dc:creator>Jackson </dc:creator>
    <meta:document-statistic meta:table-count="3" meta:cell-count="46" meta:object-count="0"/>
  </office:meta>
</office:document-meta>
</file>